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7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19.42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SortTime" table:style-name="ta1">
        <table:shapes>
          <draw:frame draw:z-index="0" draw:style-name="gr1" draw:text-style-name="P1" svg:width="159.99mm" svg:height="89.99mm" svg:x="203mm" svg:y="1mm">
            <draw:object draw:notify-on-update-of-ranges="iSortTime.A1:iSortTime.A1 iSortTime.B1:iSortTime.L1 iSortTime.A2:iSortTime.A2 iSortTime.B2:iSortTime.L2 iSortTime.A3:iSortTime.A3 iSortTime.B3:iSortTime.L3 iSortTime.A4:iSortTime.A4 iSortTime.B4:iSortTime.L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Datasize(N)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Randomly-Ordered Data Tim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56205" calcext:value-type="float">
            <text:p>0.0156205</text:p>
          </table:table-cell>
          <table:table-cell office:value-type="float" office:value="0.0468967" calcext:value-type="float">
            <text:p>0.0468967</text:p>
          </table:table-cell>
          <table:table-cell office:value-type="float" office:value="0.203104" calcext:value-type="float">
            <text:p>0.203104</text:p>
          </table:table-cell>
          <table:table-cell office:value-type="float" office:value="1.29658" calcext:value-type="float">
            <text:p>1.29658</text:p>
          </table:table-cell>
          <table:table-cell office:value-type="float" office:value="5.17069" calcext:value-type="float">
            <text:p>5.17069</text:p>
          </table:table-cell>
          <table:table-cell office:value-type="float" office:value="20.6983" calcext:value-type="float">
            <text:p>20.6983</text:p>
          </table:table-cell>
        </table:table-row>
        <table:table-row table:style-name="ro1">
          <table:table-cell office:value-type="string" calcext:value-type="string">
            <text:p>Increasing-Ordered Data Time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reasing-Ordered Data Tim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56217" calcext:value-type="float">
            <text:p>0.0156217</text:p>
          </table:table-cell>
          <table:table-cell office:value-type="float" office:value="0.0937267" calcext:value-type="float">
            <text:p>0.0937267</text:p>
          </table:table-cell>
          <table:table-cell office:value-type="float" office:value="0.421776" calcext:value-type="float">
            <text:p>0.421776</text:p>
          </table:table-cell>
          <table:table-cell office:value-type="float" office:value="2.57755" calcext:value-type="float">
            <text:p>2.57755</text:p>
          </table:table-cell>
          <table:table-cell office:value-type="float" office:value="10.3257" calcext:value-type="float">
            <text:p>10.3257</text:p>
          </table:table-cell>
          <table:table-cell office:value-type="float" office:value="41.4122" calcext:value-type="float">
            <text:p>41.41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8T10:51:32.805000000</dc:date>
    <meta:editing-duration>PT40S</meta:editing-duration>
    <meta:editing-cycles>1</meta:editing-cycles>
    <meta:document-statistic meta:table-count="1" meta:cell-count="48" meta:object-count="1"/>
    <meta:generator>LibreOffice/6.1.4.2$Windows_X86_64 LibreOffice_project/9d0f32d1f0b509096fd65e0d4bec26ddd1938fd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92cm" svg:y="3.703cm" style:legend-expansion="high" chart:style-name="ch2"/>
        <chart:plot-area chart:style-name="ch3" table:cell-range-address="iSortTime.A1:iSortTime.L4" chart:data-source-has-labels="both" svg:x="0.32cm" svg:y="0.18cm" svg:width="9.28cm" svg:height="8.64cm">
          <chartooo:coordinate-region svg:x="0.941cm" svg:y="0.18cm" svg:width="8.519cm" svg:height="7.125cm"/>
          <chart:axis chart:dimension="x" chart:name="primary-x" chart:style-name="ch4" chartooo:axis-type="auto">
            <chartooo:date-scale/>
            <chart:categories table:cell-range-address="iSortTime.B1:iSortTime.L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SortTime.B2:iSortTime.L2" chart:label-cell-address="iSortTime.A2:iSortTime.A2" chart:class="chart:line">
            <chart:data-point chart:repeated="11"/>
          </chart:series>
          <chart:series chart:style-name="ch7" chart:values-cell-range-address="iSortTime.B3:iSortTime.L3" chart:label-cell-address="iSortTime.A3:iSortTime.A3" chart:class="chart:line">
            <chart:data-point chart:repeated="11"/>
          </chart:series>
          <chart:series chart:style-name="ch8" chart:values-cell-range-address="iSortTime.B4:iSortTime.L4" chart:label-cell-address="iSortTime.A4:iSortTime.A4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iSortTime.B1:iSortTime.L1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</table:table-row>
          </table:table-header-rows>
          <table:table-rows>
            <table:table-row>
              <table:table-cell office:value-type="string">
                <text:p>Randomly-Ordered Data Time</text:p>
                <draw:g>
                  <svg:desc>iSortTime.A2:iSortTime.A2</svg:desc>
                </draw:g>
              </table:table-cell>
              <table:table-cell office:value-type="float" office:value="0">
                <text:p>0</text:p>
                <draw:g>
                  <svg:desc>iSortTime.B2:iSortTime.L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6205">
                <text:p>0.0156205</text:p>
              </table:table-cell>
              <table:table-cell office:value-type="float" office:value="0.0468967">
                <text:p>0.0468967</text:p>
              </table:table-cell>
              <table:table-cell office:value-type="float" office:value="0.203104">
                <text:p>0.203104</text:p>
              </table:table-cell>
              <table:table-cell office:value-type="float" office:value="1.29658">
                <text:p>1.29658</text:p>
              </table:table-cell>
              <table:table-cell office:value-type="float" office:value="5.17069">
                <text:p>5.17069</text:p>
              </table:table-cell>
              <table:table-cell office:value-type="float" office:value="20.6983">
                <text:p>20.6983</text:p>
              </table:table-cell>
            </table:table-row>
            <table:table-row>
              <table:table-cell office:value-type="string">
                <text:p>Increasing-Ordered Data Time</text:p>
                <draw:g>
                  <svg:desc>iSortTime.A3:iSortTime.A3</svg:desc>
                </draw:g>
              </table:table-cell>
              <table:table-cell office:value-type="float" office:value="0">
                <text:p>0</text:p>
                <draw:g>
                  <svg:desc>iSortTime.B3:iSortTime.L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creasing-Ordered Data Time</text:p>
                <draw:g>
                  <svg:desc>iSortTime.A4:iSortTime.A4</svg:desc>
                </draw:g>
              </table:table-cell>
              <table:table-cell office:value-type="float" office:value="0">
                <text:p>0</text:p>
                <draw:g>
                  <svg:desc>iSortTime.B4:iSortTime.L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6217">
                <text:p>0.0156217</text:p>
              </table:table-cell>
              <table:table-cell office:value-type="float" office:value="0.0937267">
                <text:p>0.0937267</text:p>
              </table:table-cell>
              <table:table-cell office:value-type="float" office:value="0.421776">
                <text:p>0.421776</text:p>
              </table:table-cell>
              <table:table-cell office:value-type="float" office:value="2.57755">
                <text:p>2.57755</text:p>
              </table:table-cell>
              <table:table-cell office:value-type="float" office:value="10.3257">
                <text:p>10.3257</text:p>
              </table:table-cell>
              <table:table-cell office:value-type="float" office:value="41.4122">
                <text:p>41.41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